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9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20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24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6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9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8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2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35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36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37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4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5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1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2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3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text-position="33% 58%"/>
    </style:style>
    <style:style style:name="T14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5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6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17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text-position="33% 58%"/>
    </style:style>
    <style:style style:name="T18" style:family="text">
      <style:text-properties fo:color="#ff0000"/>
    </style:style>
    <style:style style:name="T19" style:family="text">
      <style:text-properties style:text-position="33% 58%"/>
    </style:style>
    <style:style style:name="T20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4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number-columns-repeated="1020" table:default-cell-style-name="Default"/>
        <table:table-row table:style-name="ro1">
          <table:table-cell table:style-name="ce4" office:value-type="string" calcext:value-type="string">
            <text:p>coprosize v1.0.0-alpha.3 Copyright © 2022 Piotr Bajdek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Supplement 1. Regression models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Bajdek, P., 2022. coprosize (version 1.0.0-alpha.3). [computer software] <text:a xlink:href="https://github.com/piotrbajdek/coprosize" xlink:type="simple">https://github.com/piotrbajdek/coprosize</text:a>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14" table:number-columns-repeated="4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ymbols:</text:p>
          </table:table-cell>
          <table:table-cell table:style-name="ce24" office:value-type="string" calcext:value-type="string">
            <text:p>y<text:span text:style-name="T2"> = producer’s body mass (kg)</text:span></text:p>
          </table:table-cell>
          <table:table-cell table:style-name="ce9" office:value-type="string" calcext:value-type="string">
            <text:p><text:span text:style-name="T24">x</text:span><text:span text:style-name="T25"> = scat diameter (mm)</text:span>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mphibia</text:p>
          </table:table-cell>
          <table:table-cell table:style-name="ce15" office:value-type="string" calcext:value-type="string">
            <text:p>Based on carnivorous batrachians</text:p>
          </table:table-cell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5" office:value-type="string" calcext:value-type="string">
            <text:p><text:span text:style-name="T3">y</text:span><text:span text:style-name="T4"> = 0.0004064349</text:span><text:span text:style-name="T5">x</text:span><text:span text:style-name="T6">3</text:span><text:span text:style-name="T7"> </text:span><text:span text:style-name="T4">– 0.0041616775</text:span><text:span text:style-name="T5">x</text:span><text:span text:style-name="T6">2</text:span><text:span text:style-name="T8"> + 0.0147514015</text:span><text:span text:style-name="T9">x</text:span><text:span text:style-name="T10"> – 0.0122201640</text:span>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6" office:value-type="percentage" office:value="0.054327268867" calcext:value-type="percentage">
            <text:p>5.43%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Cubic regression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rchosauria</text:p>
          </table:table-cell>
          <table:table-cell table:style-name="ce15" office:value-type="string" calcext:value-type="string">
            <text:p>Based on carnivorous birds and crocodili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1">y</text:span><text:span text:style-name="T12"> = 0.0056582325</text:span><text:span text:style-name="T11">x</text:span><text:span text:style-name="T13">2.393336359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8" office:value-type="percentage" office:value="1.021988205869" calcext:value-type="percentage">
            <text:p>102.2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carnivorous --squamata</text:p>
          </table:table-cell>
          <table:table-cell table:style-name="ce9" office:value-type="string" calcext:value-type="string">
            <text:p>Based on carnivorous squamat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4">y</text:span><text:span text:style-name="T15"> = 0.0004822862</text:span><text:span text:style-name="T16">x</text:span><text:span text:style-name="T17">2.341462914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8" office:value-type="percentage" office:value="0.652918788024" calcext:value-type="percentage">
            <text:p>65.2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archosauria</text:p>
          </table:table-cell>
          <table:table-cell table:style-name="ce15" office:value-type="string" calcext:value-type="string">
            <text:p>Based on herb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8">y</text:span> = 0.0078389131<text:span text:style-name="T18">x</text:span><text:span text:style-name="T19">2.8100206869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108849044196" calcext:value-type="percentage">
            <text:p>10.88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reptilia</text:p>
          </table:table-cell>
          <table:table-cell table:style-name="ce15" office:value-type="string" calcext:value-type="string">
            <text:p>Based on herbivorous birds and turtle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8">y</text:span> = 0.0076217107<text:span text:style-name="T18">x</text:span><text:span text:style-name="T19">2.8272692414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098517207268" calcext:value-type="percentage">
            <text:p>9.85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omnivorous --archosauria</text:p>
          </table:table-cell>
          <table:table-cell table:style-name="ce15" office:value-type="string" calcext:value-type="string">
            <text:p>Based on omn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8">y</text:span> = 0.0027905631<text:span text:style-name="T18">x</text:span><text:span text:style-name="T19">2.5971355359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684571796433" calcext:value-type="percentage">
            <text:p>68.46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unspecified --testudines</text:p>
          </table:table-cell>
          <table:table-cell table:style-name="ce9" office:value-type="string" calcext:value-type="string">
            <text:p>Based on carnivorous, omnivorous and herbivorous turtl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7" office:value-type="string" calcext:value-type="string">
            <text:p><text:span text:style-name="T1">Formula:</text:span></text:p>
          </table:table-cell>
          <table:table-cell table:style-name="ce17" office:value-type="string" calcext:value-type="string">
            <text:p><text:span text:style-name="T20">y</text:span><text:span text:style-name="T21"> = 0.0251303814</text:span><text:span text:style-name="T22">x</text:span><text:span text:style-name="T23">2.1345692041</text:span>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33" table:formula="of:=162.3247501938%" office:value-type="percentage" office:value="1.623247501938" calcext:value-type="percentage">
            <text:p>162.32%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9" office:value-type="string" calcext:value-type="string">
            <text:p>Power regression</text:p>
          </table:table-cell>
          <table:table-cell table:style-name="ce9"/>
          <table:table-cell table:style-name="ce34"/>
          <table:table-cell table:style-name="ce2" table:number-columns-repeated="1020"/>
        </table:table-row>
        <table:table-row table:style-name="ro2">
          <table:table-cell table:style-name="ce14" table:number-columns-repeated="4"/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16:02:25.9924183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2-06-04T17:38:12.460858848</dc:date>
    <dc:creator>Piotr Bajdek</dc:creator>
    <meta:editing-duration>PT3H29M</meta:editing-duration>
    <meta:editing-cycles>34</meta:editing-cycles>
    <meta:generator>LibreOffice/7.3.3.2$Linux_X86_64 LibreOffice_project/d1d0ea68f081ee2800a922cac8f79445e4603348</meta:generator>
    <meta:document-statistic meta:table-count="1" meta:cell-count="69" meta:object-count="0"/>
  </office:meta>
</office:document-meta>
</file>